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33dd" officeooo:paragraph-rsid="0010546a"/>
    </style:style>
    <style:style style:name="P2" style:family="paragraph" style:parent-style-name="Standard">
      <style:text-properties officeooo:rsid="0010546a" officeooo:paragraph-rsid="0010546a"/>
    </style:style>
    <style:style style:name="P3" style:family="paragraph" style:parent-style-name="Standard">
      <style:text-properties officeooo:rsid="0010546a" officeooo:paragraph-rsid="0013804f"/>
    </style:style>
    <style:style style:name="P4" style:family="paragraph" style:parent-style-name="Standard">
      <style:text-properties officeooo:rsid="0010546a" officeooo:paragraph-rsid="0021da50"/>
    </style:style>
    <style:style style:name="P5" style:family="paragraph" style:parent-style-name="Standard">
      <style:text-properties officeooo:rsid="0013e68a" officeooo:paragraph-rsid="0013e68a"/>
    </style:style>
    <style:style style:name="P6" style:family="paragraph" style:parent-style-name="Standard">
      <style:paragraph-properties fo:break-before="page"/>
      <style:text-properties officeooo:rsid="0013e68a" officeooo:paragraph-rsid="0013e68a"/>
    </style:style>
    <style:style style:name="P7" style:family="paragraph" style:parent-style-name="Standard">
      <style:text-properties officeooo:rsid="0013e68a" officeooo:paragraph-rsid="00153580"/>
    </style:style>
    <style:style style:name="P8" style:family="paragraph" style:parent-style-name="Standard">
      <style:text-properties officeooo:rsid="0013e68a" officeooo:paragraph-rsid="0019db88"/>
    </style:style>
    <style:style style:name="P9" style:family="paragraph" style:parent-style-name="Standard">
      <style:text-properties officeooo:rsid="0013e68a" officeooo:paragraph-rsid="001b3995"/>
    </style:style>
    <style:style style:name="P10" style:family="paragraph" style:parent-style-name="Standard">
      <style:text-properties officeooo:rsid="0013e68a" officeooo:paragraph-rsid="001e3a82"/>
    </style:style>
    <style:style style:name="P11" style:family="paragraph" style:parent-style-name="Standard">
      <style:text-properties officeooo:rsid="0013e68a" officeooo:paragraph-rsid="0025e5ad"/>
    </style:style>
    <style:style style:name="P12" style:family="paragraph" style:parent-style-name="Standard">
      <style:text-properties officeooo:rsid="0013e68a" officeooo:paragraph-rsid="002777f2"/>
    </style:style>
    <style:style style:name="P13" style:family="paragraph" style:parent-style-name="Standard">
      <style:text-properties officeooo:rsid="0013e68a" officeooo:paragraph-rsid="00280d6c"/>
    </style:style>
    <style:style style:name="P14" style:family="paragraph" style:parent-style-name="Standard">
      <style:text-properties officeooo:rsid="0013e68a" officeooo:paragraph-rsid="00299bfa"/>
    </style:style>
    <style:style style:name="P15" style:family="paragraph" style:parent-style-name="Standard">
      <style:text-properties officeooo:rsid="0013e68a" officeooo:paragraph-rsid="002b07fc"/>
    </style:style>
    <style:style style:name="P16" style:family="paragraph" style:parent-style-name="Standard">
      <style:text-properties officeooo:rsid="0013e68a" officeooo:paragraph-rsid="002ebfc0"/>
    </style:style>
    <style:style style:name="P17" style:family="paragraph" style:parent-style-name="Standard">
      <style:text-properties officeooo:rsid="00172360" officeooo:paragraph-rsid="00172360"/>
    </style:style>
    <style:style style:name="P18" style:family="paragraph" style:parent-style-name="Standard">
      <style:text-properties officeooo:rsid="00172360" officeooo:paragraph-rsid="002ebfc0"/>
    </style:style>
    <style:style style:name="P19" style:family="paragraph" style:parent-style-name="Standard">
      <style:text-properties officeooo:rsid="001e3a82" officeooo:paragraph-rsid="001e3a82"/>
    </style:style>
    <style:style style:name="P20" style:family="paragraph" style:parent-style-name="Standard">
      <style:text-properties officeooo:rsid="001fe995" officeooo:paragraph-rsid="001fe995"/>
    </style:style>
    <style:style style:name="P21" style:family="paragraph" style:parent-style-name="Standard">
      <style:text-properties officeooo:rsid="001fe995" officeooo:paragraph-rsid="0021da50"/>
    </style:style>
    <style:style style:name="P22" style:family="paragraph" style:parent-style-name="Standard">
      <style:text-properties officeooo:rsid="0021da50" officeooo:paragraph-rsid="0021da50"/>
    </style:style>
    <style:style style:name="P23" style:family="paragraph" style:parent-style-name="Standard">
      <style:text-properties officeooo:rsid="0025e5ad" officeooo:paragraph-rsid="0025e5ad"/>
    </style:style>
    <style:style style:name="P24" style:family="paragraph" style:parent-style-name="Standard">
      <style:text-properties officeooo:rsid="00270cdb" officeooo:paragraph-rsid="00270cdb"/>
    </style:style>
    <style:style style:name="P25" style:family="paragraph" style:parent-style-name="Standard">
      <style:paragraph-properties fo:break-before="page"/>
      <style:text-properties officeooo:rsid="00270cdb" officeooo:paragraph-rsid="00270cdb"/>
    </style:style>
    <style:style style:name="P26" style:family="paragraph" style:parent-style-name="Standard">
      <style:text-properties officeooo:rsid="00270cdb" officeooo:paragraph-rsid="002777f2"/>
    </style:style>
    <style:style style:name="P27" style:family="paragraph" style:parent-style-name="Standard">
      <style:text-properties officeooo:rsid="00270cdb" officeooo:paragraph-rsid="00280d6c"/>
    </style:style>
    <style:style style:name="P28" style:family="paragraph" style:parent-style-name="Standard">
      <style:text-properties officeooo:rsid="00270cdb" officeooo:paragraph-rsid="00299bfa"/>
    </style:style>
    <style:style style:name="P29" style:family="paragraph" style:parent-style-name="Standard">
      <style:text-properties officeooo:rsid="00270cdb" officeooo:paragraph-rsid="002b07fc"/>
    </style:style>
    <style:style style:name="P30" style:family="paragraph" style:parent-style-name="Standard">
      <style:text-properties officeooo:rsid="002b07fc" officeooo:paragraph-rsid="002b07fc"/>
    </style:style>
    <style:style style:name="P31" style:family="paragraph" style:parent-style-name="Standard">
      <style:text-properties officeooo:rsid="00182ccb" officeooo:paragraph-rsid="001cb6f0"/>
    </style:style>
    <style:style style:name="P32" style:family="paragraph" style:parent-style-name="Standard">
      <style:text-properties officeooo:rsid="002db71a" officeooo:paragraph-rsid="002ebfc0"/>
    </style:style>
    <style:style style:name="P33" style:family="paragraph" style:parent-style-name="Standard">
      <style:text-properties officeooo:rsid="00311969" officeooo:paragraph-rsid="00311969"/>
    </style:style>
    <style:style style:name="P34" style:family="paragraph" style:parent-style-name="Standard" style:list-style-name="L1">
      <style:text-properties officeooo:rsid="00172360" officeooo:paragraph-rsid="00172360"/>
    </style:style>
    <style:style style:name="P35" style:family="paragraph" style:parent-style-name="Standard" style:list-style-name="L1">
      <style:text-properties officeooo:rsid="00174edf" officeooo:paragraph-rsid="00174edf"/>
    </style:style>
    <style:style style:name="P36" style:family="paragraph" style:parent-style-name="Standard" style:list-style-name="L1">
      <style:text-properties officeooo:rsid="0013e68a" officeooo:paragraph-rsid="0013e68a"/>
    </style:style>
    <style:style style:name="P37" style:family="paragraph" style:parent-style-name="Standard" style:list-style-name="L1">
      <style:text-properties officeooo:rsid="00182ccb" officeooo:paragraph-rsid="001cb6f0"/>
    </style:style>
    <style:style style:name="T1" style:family="text">
      <style:text-properties officeooo:rsid="0013804f"/>
    </style:style>
    <style:style style:name="T2" style:family="text">
      <style:text-properties officeooo:rsid="0013e68a"/>
    </style:style>
    <style:style style:name="T3" style:family="text">
      <style:text-properties officeooo:rsid="00146cef"/>
    </style:style>
    <style:style style:name="T4" style:family="text">
      <style:text-properties officeooo:rsid="00153580"/>
    </style:style>
    <style:style style:name="T5" style:family="text">
      <style:text-properties officeooo:rsid="0019db88"/>
    </style:style>
    <style:style style:name="T6" style:family="text">
      <style:text-properties officeooo:rsid="001b3995"/>
    </style:style>
    <style:style style:name="T7" style:family="text">
      <style:text-properties officeooo:rsid="001cb6f0"/>
    </style:style>
    <style:style style:name="T8" style:family="text">
      <style:text-properties officeooo:rsid="001dd856"/>
    </style:style>
    <style:style style:name="T9" style:family="text">
      <style:text-properties officeooo:rsid="001e3a82"/>
    </style:style>
    <style:style style:name="T10" style:family="text">
      <style:text-properties officeooo:rsid="001f9239"/>
    </style:style>
    <style:style style:name="T11" style:family="text">
      <style:text-properties officeooo:rsid="001fe995"/>
    </style:style>
    <style:style style:name="T12" style:family="text">
      <style:text-properties officeooo:rsid="0021da50"/>
    </style:style>
    <style:style style:name="T13" style:family="text">
      <style:text-properties officeooo:rsid="0022eb27"/>
    </style:style>
    <style:style style:name="T14" style:family="text">
      <style:text-properties officeooo:rsid="0024d7ed"/>
    </style:style>
    <style:style style:name="T15" style:family="text">
      <style:text-properties officeooo:rsid="0025e5ad"/>
    </style:style>
    <style:style style:name="T16" style:family="text">
      <style:text-properties officeooo:rsid="000d33dd"/>
    </style:style>
    <style:style style:name="T17" style:family="text">
      <style:text-properties officeooo:rsid="002777f2"/>
    </style:style>
    <style:style style:name="T18" style:family="text">
      <style:text-properties officeooo:rsid="00280d6c"/>
    </style:style>
    <style:style style:name="T19" style:family="text">
      <style:text-properties officeooo:rsid="00299bfa"/>
    </style:style>
    <style:style style:name="T20" style:family="text">
      <style:text-properties officeooo:rsid="002b07fc"/>
    </style:style>
    <style:style style:name="T21" style:family="text">
      <style:text-properties officeooo:rsid="002c2d47"/>
    </style:style>
    <style:style style:name="T22" style:family="text">
      <style:text-properties officeooo:rsid="002dddc5"/>
    </style:style>
    <style:style style:name="T23" style:family="text">
      <style:text-properties officeooo:rsid="003108d7"/>
    </style:style>
    <style:style style:name="T24" style:family="text">
      <style:text-properties officeooo:rsid="00311969"/>
    </style:style>
    <style:style style:name="T25" style:family="text">
      <style:text-properties officeooo:rsid="00343aa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7">Main</text:p>
      <text:p text:style-name="P5">{</text:p>
      <text:p text:style-name="P17"/>
      <text:p text:style-name="P17">#variables</text:p>
      <text:list xml:id="list785547465" text:style-name="L1">
        <text:list-item>
          <text:p text:style-name="P34">player = 1</text:p>
        </text:list-item>
        <text:list-item>
          <text:p text:style-name="P35">round<text:span text:style-name="T24">[] </text:span>= <text:span text:style-name="T24">1, 2</text:span></text:p>
        </text:list-item>
        <text:list-item>
          <text:p text:style-name="P36"/>
        </text:list-item>
        <text:list-item>
          <text:p text:style-name="P34">money1 =</text:p>
        </text:list-item>
        <text:list-item>
          <text:p text:style-name="P34">money2 =</text:p>
        </text:list-item>
        <text:list-item>
          <text:p text:style-name="P34"><text:s/></text:p>
        </text:list-item>
        <text:list-item>
          <text:p text:style-name="P34">location1=</text:p>
        </text:list-item>
        <text:list-item>
          <text:p text:style-name="P34">location2</text:p>
        </text:list-item>
        <text:list-item>
          <text:p text:style-name="P34"><text:s/></text:p>
        </text:list-item>
        <text:list-item>
          <text:p text:style-name="P37">int[<text:span text:style-name="T7">8</text:span>] ownership =</text:p>
        </text:list-item>
        <text:list-item>
          <text:p text:style-name="P37"><text:span text:style-name="T7">int[8] rent =</text:span> </text:p>
        </text:list-item>
      </text:list>
      <text:p text:style-name="P31"/>
      <text:p text:style-name="P16"/>
      <text:p text:style-name="P18">print <text:span text:style-name="T21">start screen</text:span></text:p>
      <text:p text:style-name="P18"/>
      <text:p text:style-name="P32">Console.ReadKey <text:span text:style-name="T22">(spacebar) </text:span><text:span text:style-name="T23">game start</text:span></text:p>
      <text:p text:style-name="P17"/>
      <text:p text:style-name="P1">dice int = randomNum(between1-6);</text:p>
      <text:p text:style-name="P1"/>
      <text:p text:style-name="P33">foreach (int player in players)</text:p>
      <text:p text:style-name="P33">{</text:p>
      <text:p text:style-name="P33"/>
      <text:p text:style-name="P33">}</text:p>
      <text:p text:style-name="P33"/>
      <text:p text:style-name="P20"/>
      <text:p text:style-name="P1"/>
      <text:p text:style-name="P1"><text:span text:style-name="T25">while</text:span> (dice &gt; <text:span text:style-name="T25">0</text:span>)</text:p>
      <text:p text:style-name="P1"><text:tab/>{location++;</text:p>
      <text:p text:style-name="P1"><text:tab/>dice--;}</text:p>
      <text:p text:style-name="P1"/>
      <text:p text:style-name="P2">if (dice = 0)</text:p>
      <text:p text:style-name="P3"><text:tab/>{</text:p>
      <text:p text:style-name="P4"><text:tab/><text:span text:style-name="T11">if (</text:span><text:span text:style-name="T12">location</text:span><text:span text:style-name="T11">&gt; 12)</text:span></text:p>
      <text:p text:style-name="P21"><text:tab/>{location=- 12;}</text:p>
      <text:p text:style-name="P21"><text:tab/><text:span text:style-name="T12">else</text:span></text:p>
      <text:p text:style-name="P22"><text:tab/>{</text:p>
      <text:p text:style-name="P2"><text:tab/><text:span text:style-name="T1">#</text:span>use tile location to find rent/cost <text:span text:style-name="T1">via location finding class</text:span></text:p>
      <text:p text:style-name="P2"><text:tab/><text:span text:style-name="T1">send </text:span><text:span text:style-name="T2">player#</text:span><text:span text:style-name="T1"> location# to LocationFind </text:span></text:p>
      <text:p text:style-name="P2"><text:tab/><text:span text:style-name="T1">#</text:span>apply rent/costs, apply ownership</text:p>
      <text:p text:style-name="P2"><text:tab/><text:span text:style-name="T12">}</text:span></text:p>
      <text:p text:style-name="P2"/>
      <text:p text:style-name="P20"/>
      <text:p text:style-name="P2"><text:tab/></text:p>
      <text:p text:style-name="P2"><text:tab/>}</text:p>
      <text:p text:style-name="P5">}</text:p>
      <text:p text:style-name="P5"/>
      <text:p text:style-name="P5"/>
      <text:p text:style-name="P5"><text:soft-page-break/>LocationFind (player#, location#, <text:span text:style-name="T10">dice</text:span>)</text:p>
      <text:p text:style-name="P5">{</text:p>
      <text:p text:style-name="P11">case (Location <text:span text:style-name="T15">=</text:span>= <text:span text:style-name="T13">0</text:span>), <text:span text:style-name="T9">Jail</text:span></text:p>
      <text:p text:style-name="P11"><text:tab/><text:span text:style-name="T10">{</text:span></text:p>
      <text:p text:style-name="P11"><text:tab/><text:span text:style-name="T10">if (dice =&lt; 3) </text:span><text:span text:style-name="T14">{stuck in jail;}</text:span></text:p>
      <text:p text:style-name="P11"><text:tab/><text:span text:style-name="T14">else {location == 3; visiting jail;}</text:span></text:p>
      <text:p text:style-name="P11"><text:tab/><text:span text:style-name="T10">}</text:span></text:p>
      <text:p text:style-name="P19">case (Location =<text:span text:style-name="T15">=</text:span> 1), Go</text:p>
      <text:p text:style-name="P19"><text:tab/>{</text:p>
      <text:p text:style-name="P19"><text:tab/>case (player# == 1) {money1+= 200;)</text:p>
      <text:p text:style-name="P19"><text:tab/>case (player# == 2) {money2+= 200;)</text:p>
      <text:p text:style-name="P19"><text:tab/>}</text:p>
      <text:p text:style-name="P19"><text:tab/></text:p>
      <text:p text:style-name="P5">case (Location =<text:span text:style-name="T15">=</text:span> <text:span text:style-name="T9">2 </text:span><text:span text:style-name="T15">|| 4 || 6 || 7 etc.</text:span>), <text:span text:style-name="T9">KentRoad</text:span></text:p>
      <text:p text:style-name="P10"><text:span text:style-name="T3"><text:tab/>set </text:span><text:span text:style-name="T9">location</text:span><text:span text:style-name="T3">#, </text:span><text:span text:style-name="T6">get</text:span><text:span text:style-name="T3"> </text:span><text:span text:style-name="T9">rent;</text:span></text:p>
      <text:p text:style-name="P10"><text:tab/><text:span text:style-name="T4">{</text:span></text:p>
      <text:p text:style-name="P5"><text:tab/><text:span text:style-name="T4">case (ownership == player#) {do nothing}</text:span></text:p>
      <text:p text:style-name="P8"><text:tab/><text:span text:style-name="T4">case (ownership == 0) </text:span></text:p>
      <text:p text:style-name="P8"><text:span text:style-name="T4"><text:tab/><text:tab/>{</text:span><text:span text:style-name="T5">#deduct cost from money1 set ownership to 1</text:span></text:p>
      <text:p text:style-name="P8"><text:tab/><text:tab/><text:span text:style-name="T5">case (player# = 1) {money1-= </text:span><text:span text:style-name="T7">(rent * 10)</text:span><text:span text:style-name="T5">;</text:span><text:span text:style-name="T6">}</text:span></text:p>
      <text:p text:style-name="P9"><text:tab/><text:tab/><text:span text:style-name="T5">case (player# = </text:span><text:span text:style-name="T6">2</text:span><text:span text:style-name="T5">) {money</text:span><text:span text:style-name="T6">2</text:span><text:span text:style-name="T5">-= </text:span><text:span text:style-name="T7">(rent * 10)</text:span><text:span text:style-name="T5">;</text:span><text:span text:style-name="T6">}</text:span></text:p>
      <text:p text:style-name="P9"><text:tab/><text:tab/><text:span text:style-name="T9">default {error;}</text:span></text:p>
      <text:p text:style-name="P8"><text:tab/><text:tab/><text:span text:style-name="T5">}</text:span></text:p>
      <text:p text:style-name="P5"><text:tab/><text:span text:style-name="T5">default</text:span></text:p>
      <text:p text:style-name="P5"><text:tab/><text:tab/><text:span text:style-name="T5">{#find out owner, find rent, deduct rent from </text:span><text:span text:style-name="T7">money</text:span><text:span text:style-name="T5">1, add rent to </text:span><text:span text:style-name="T7">money</text:span><text:span text:style-name="T5">2</text:span></text:p>
      <text:p text:style-name="P5"><text:tab/><text:tab/><text:span text:style-name="T8">case</text:span><text:span text:style-name="T7"> (ownership = </text:span><text:span text:style-name="T8">2</text:span><text:span text:style-name="T7">) {money1-= rent; </text:span><text:span text:style-name="T8">money2+= rent;}</text:span></text:p>
      <text:p text:style-name="P5"><text:tab/><text:tab/><text:span text:style-name="T8">case (ownership = 1) {money2-= rent; money1+= rent;}</text:span></text:p>
      <text:p text:style-name="P5"><text:tab/><text:tab/><text:span text:style-name="T9">default {error;}</text:span></text:p>
      <text:p text:style-name="P5"><text:tab/><text:tab/><text:span text:style-name="T5">}</text:span></text:p>
      <text:p text:style-name="P19"><text:tab/>}</text:p>
      <text:p text:style-name="P23">case (Location == 3) Visiting</text:p>
      <text:p text:style-name="P23"><text:tab/>{visiting jail;}</text:p>
      <text:p text:style-name="P24"/>
      <text:p text:style-name="P25">case (Location == <text:span text:style-name="T20">5</text:span>) Chance</text:p>
      <text:p text:style-name="P24"><text:tab/>{</text:p>
      <text:p text:style-name="P26"><text:tab/><text:span text:style-name="T16">dice</text:span><text:span text:style-name="T17">3</text:span><text:span text:style-name="T16"> int = randomNum(between1-</text:span><text:span text:style-name="T17">3</text:span><text:span text:style-name="T16">);</text:span></text:p>
      <text:p text:style-name="P26"><text:tab/></text:p>
      <text:p text:style-name="P26"><text:tab/><text:span text:style-name="T17">if (dice3 == 1) </text:span><text:span text:style-name="T18">#win lottery</text:span></text:p>
      <text:p text:style-name="P26"><text:tab/><text:tab/><text:span text:style-name="T17">{</text:span></text:p>
      <text:p text:style-name="P12"><text:tab/><text:tab/><text:span text:style-name="T5">case (player# = 1) {money1</text:span><text:span text:style-name="T17">+</text:span><text:span text:style-name="T5">= </text:span><text:span text:style-name="T17">2000</text:span><text:span text:style-name="T5">;</text:span><text:span text:style-name="T6">}</text:span></text:p>
      <text:p text:style-name="P14"><text:tab/><text:tab/><text:span text:style-name="T5">case (player# = </text:span><text:span text:style-name="T6">2</text:span><text:span text:style-name="T5">) {money</text:span><text:span text:style-name="T6">2</text:span><text:span text:style-name="T17">+</text:span><text:span text:style-name="T5">= </text:span><text:span text:style-name="T17">2000</text:span><text:span text:style-name="T5">;</text:span><text:span text:style-name="T6">}</text:span></text:p>
      <text:p text:style-name="P14"><text:tab/><text:tab/><text:span text:style-name="T9">default {error;}</text:span></text:p>
      <text:p text:style-name="P26"><text:tab/><text:tab/><text:span text:style-name="T17">}</text:span></text:p>
      <text:p text:style-name="P27"><text:tab/><text:span text:style-name="T18">else if (dice3 == 2) #lose casino</text:span></text:p>
      <text:p text:style-name="P27"><text:tab/><text:tab/><text:span text:style-name="T18">{</text:span></text:p>
      <text:p text:style-name="P13"><text:tab/><text:tab/><text:span text:style-name="T5">case (player# = 1) {money1-= </text:span><text:span text:style-name="T18">2000</text:span><text:span text:style-name="T5">;</text:span><text:span text:style-name="T6">}</text:span></text:p>
      <text:p text:style-name="P14"><text:tab/><text:tab/><text:span text:style-name="T5">case (player# = </text:span><text:span text:style-name="T6">2</text:span><text:span text:style-name="T5">) {money</text:span><text:span text:style-name="T6">2</text:span><text:span text:style-name="T5">-= </text:span><text:span text:style-name="T18">2000</text:span><text:span text:style-name="T5">;</text:span><text:span text:style-name="T6">}</text:span></text:p>
      <text:p text:style-name="P14"><text:tab/><text:tab/><text:span text:style-name="T9">default {error;}</text:span></text:p>
      <text:p text:style-name="P13"><text:tab/><text:tab/><text:span text:style-name="T19">}</text:span></text:p>
      <text:p text:style-name="P14"><text:tab/><text:span text:style-name="T19">else</text:span></text:p>
      <text:p text:style-name="P28"><text:tab/><text:tab/><text:span text:style-name="T18">{</text:span></text:p>
      <text:p text:style-name="P14"><text:tab/><text:tab/><text:span text:style-name="T5">case (player# = 1) {</text:span><text:span text:style-name="T19">location1 </text:span><text:span text:style-name="T5">= </text:span><text:span text:style-name="T19">0</text:span><text:span text:style-name="T5">;</text:span><text:span text:style-name="T6">}</text:span></text:p>
      <text:p text:style-name="P14"><text:tab/><text:tab/><text:span text:style-name="T5">case (player# = </text:span><text:span text:style-name="T6">2</text:span><text:span text:style-name="T5">) {</text:span><text:span text:style-name="T19">location2 = 0</text:span><text:span text:style-name="T5">;</text:span><text:span text:style-name="T6">}</text:span></text:p>
      <text:p text:style-name="P14"><text:tab/><text:tab/><text:span text:style-name="T9">default {error;}</text:span></text:p>
      <text:p text:style-name="P14"><text:tab/><text:tab/><text:span text:style-name="T19">}</text:span></text:p>
      <text:p text:style-name="P24"><text:tab/>}</text:p>
      <text:p text:style-name="P30">case (Location == 8) GoJail</text:p>
      <text:p text:style-name="P29"><text:tab/><text:span text:style-name="T18">{</text:span></text:p>
      <text:p text:style-name="P15"><text:tab/><text:span text:style-name="T5">case (player# = 1) {</text:span><text:span text:style-name="T19">location1 </text:span><text:span text:style-name="T5">= </text:span><text:span text:style-name="T19">0</text:span><text:span text:style-name="T5">;</text:span><text:span text:style-name="T6">}</text:span></text:p>
      <text:p text:style-name="P15"><text:tab/><text:span text:style-name="T5">case (player# = </text:span><text:span text:style-name="T6">2</text:span><text:span text:style-name="T5">) {</text:span><text:span text:style-name="T19">location2 = 0</text:span><text:span text:style-name="T5">;</text:span><text:span text:style-name="T6">}</text:span></text:p>
      <text:p text:style-name="P15"><text:tab/><text:span text:style-name="T9">default {error;}</text:span></text:p>
      <text:p text:style-name="P15"><text:tab/><text:span text:style-name="T19">}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2T22:14:54.578000000</meta:creation-date>
    <dc:date>2022-08-25T10:19:23.060000000</dc:date>
    <meta:editing-duration>PT4H8M1S</meta:editing-duration>
    <meta:editing-cycles>30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97" meta:word-count="329" meta:character-count="1824" meta:non-whitespace-character-count="1502"/>
  </office:meta>
</office:document-meta>
</file>